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0e9b81" officeooo:paragraph-rsid="000e9b81"/>
    </style:style>
    <style:style style:name="P2" style:family="paragraph" style:parent-style-name="Standard">
      <style:text-properties style:font-name="Arial"/>
    </style:style>
    <style:style style:name="T1" style:family="text">
      <style:text-properties officeooo:rsid="000e9b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Les prépositions</text:h>
      <text:h text:style-name="Heading_20_2" text:outline-level="2">Préposition A</text:h>
      <text:p text:style-name="P2">Pour indiquer le mouvement vers un lieu</text:p>
      <text:h text:style-name="Heading_20_2" text:outline-level="2">Préposition En</text:h>
      <text:p text:style-name="P2"><text:span text:style-name="T1">Pour </text:span>indiquer le lieu où l'on se trouve</text:p>
      <text:h text:style-name="Heading_20_2" text:outline-level="2">Préposition De</text:h>
      <text:p text:style-name="P2">Pour exprimer la provenance, l'origine ou la cause. C'est aussi cette préposition que l'on utilise pour indiquer la matière dont est fait un objet</text:p>
      <text:h text:style-name="Heading_20_2" text:outline-level="2">Prépositions Desde et Hasta</text:h>
      <text:p text:style-name="P2">Pour indiquer le point de départ et le point d'arrivée temporel ou spatial</text:p>
      <text:h text:style-name="Heading_20_2" text:outline-level="2">Prépositions Por</text:h>
      <text:p text:style-name="P2">Pour </text:p>
      <text:p text:style-name="P2">- signifier le passage, la traversée</text:p>
      <text:p text:style-name="P2">- indiquer le déplacement dans un lieu plus ou moins délimité</text:p>
      <text:p text:style-name="P2">- exprimer la durée. (=durante)</text:p>
      <text:p text:style-name="P2">- indiquer la cause</text:p>
      <text:p text:style-name="P2">- indiquer un destinataire</text:p>
      <text:h text:style-name="Heading_20_2" text:outline-level="2">Préposition Para</text:h>
      <text:p text:style-name="P2">Pour indiquer le but d’une action</text:p>
      <text:h text:style-name="Heading_20_2" text:outline-level="2">Préposition Con</text:h>
      <text:p text:style-name="P2">Pour signifier l'accompagnement. (=avec)</text:p>
      <text:h text:style-name="Heading_20_2" text:outline-level="2">Préposition Hacia </text:h>
      <text:p text:style-name="P2">Pour indiquer une direction (=ver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1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5:12:57.620992005</meta:creation-date>
    <meta:editing-duration>PT16M53S</meta:editing-duration>
    <meta:editing-cycles>3</meta:editing-cycles>
    <meta:generator>LibreOffice/7.3.5.2$Linux_X86_64 LibreOffice_project/30$Build-2</meta:generator>
    <dc:title>TST</dc:title>
    <dc:date>2022-08-11T15:29:48.912442065</dc:date>
    <meta:document-statistic meta:table-count="0" meta:image-count="0" meta:object-count="0" meta:page-count="1" meta:paragraph-count="22" meta:word-count="118" meta:character-count="733" meta:non-whitespace-character-count="635"/>
    <meta:template xlink:type="simple" xlink:actuate="onRequest" xlink:title="TST" xlink:href="../../../../../.config/libreoffice/4/user/template/TST.ott" meta:date="2022-08-11T15:12:55.101051779"/>
  </office:meta>
</office:document-meta>
</file>